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NoWaitFacade.getStatistic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NoWaitFacad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NoWaitFacad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CacheNoWaitFacade.remov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ralCacheNoWaitFacade.getMatching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CacheNoWaitFaca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NoWaitFacade.LateralCacheNoWaitFacade( LateralCacheNoWait [ ] noWaits , ILateralCacheAttributes c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teralCacheNoWaitFacade.addNoWait( LateralCacheNoWait noWa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teralCacheNoWaitFacad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update( ICacheElement 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NoWaitFacad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GroupKeys( String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CacheNoWaitFaca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NoWaitFacad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Facad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